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1b19c2" officeooo:paragraph-rsid="001b19c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fo:font-weight="bold" officeooo:rsid="00949266" officeooo:paragraph-rsid="001b19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Ubuntu" fo:font-size="14pt" fo:font-weight="bold" officeooo:rsid="0095f6f5" officeooo:paragraph-rsid="001b19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Ubuntu" fo:font-size="14pt" fo:font-weight="normal" officeooo:rsid="00951d56" officeooo:paragraph-rsid="001b19c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Ubuntu" fo:font-size="14pt" fo:font-weight="normal" officeooo:rsid="0092a878" officeooo:paragraph-rsid="001b19c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Ubuntu" fo:font-size="14pt" fo:font-weight="normal" officeooo:rsid="006c1169" officeooo:paragraph-rsid="001b19c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Ubuntu" fo:font-size="14pt" officeooo:rsid="003db31a" officeooo:paragraph-rsid="001d07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d2c33" officeooo:paragraph-rsid="001d073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92a9c" officeooo:paragraph-rsid="001d0731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99178a" fo:background-color="#dddddd" loext:char-shading-value="0"/>
    </style:style>
    <style:style style:name="T3" style:family="text">
      <style:text-properties officeooo:rsid="00951d56" fo:background-color="#dddddd" loext:char-shading-value="0"/>
    </style:style>
    <style:style style:name="T4" style:family="text">
      <style:text-properties officeooo:rsid="0095341f" fo:background-color="#dddddd" loext:char-shading-value="0"/>
    </style:style>
    <style:style style:name="T5" style:family="text">
      <style:text-properties officeooo:rsid="00983d02" fo:background-color="#dddddd" loext:char-shading-value="0"/>
    </style:style>
    <style:style style:name="T6" style:family="text">
      <style:text-properties officeooo:rsid="00951d56"/>
    </style:style>
    <style:style style:name="T7" style:family="text">
      <style:text-properties officeooo:rsid="009917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51d56" style:font-weight-asian="normal" style:font-weight-complex="normal"/>
    </style:style>
    <style:style style:name="T10" style:family="text">
      <style:text-properties fo:font-weight="normal" officeooo:rsid="0095341f" style:font-weight-asian="normal" style:font-weight-complex="normal"/>
    </style:style>
    <style:style style:name="T11" style:family="text">
      <style:text-properties fo:font-weight="normal" officeooo:rsid="0095f6f5" style:font-weight-asian="normal" style:font-weight-complex="normal"/>
    </style:style>
    <style:style style:name="T12" style:family="text">
      <style:text-properties fo:font-weight="normal" officeooo:rsid="00977b56" style:font-weight-asian="normal" style:font-weight-complex="normal"/>
    </style:style>
    <style:style style:name="T13" style:family="text">
      <style:text-properties fo:font-weight="normal" officeooo:rsid="0096c308" style:font-weight-asian="normal" style:font-weight-complex="normal"/>
    </style:style>
    <style:style style:name="T14" style:family="text">
      <style:text-properties fo:font-weight="normal" officeooo:rsid="00983d02" style:font-weight-asian="normal" style:font-weight-complex="normal"/>
    </style:style>
    <style:style style:name="T15" style:family="text">
      <style:text-properties fo:font-weight="normal" officeooo:rsid="00970c18" style:font-weight-asian="normal" style:font-weight-complex="normal"/>
    </style:style>
    <style:style style:name="T16" style:family="text">
      <style:text-properties fo:font-weight="normal" officeooo:rsid="00951d56" fo:background-color="#dddddd" loext:char-shading-value="0" style:font-weight-asian="normal" style:font-weight-complex="normal"/>
    </style:style>
    <style:style style:name="T17" style:family="text">
      <style:text-properties fo:font-weight="normal" officeooo:rsid="0095341f" fo:background-color="#dddddd" loext:char-shading-value="0" style:font-weight-asian="normal" style:font-weight-complex="normal"/>
    </style:style>
    <style:style style:name="T18" style:family="text">
      <style:text-properties fo:font-weight="normal" officeooo:rsid="00970c18" fo:background-color="#dddddd" loext:char-shading-value="0" style:font-weight-asian="normal" style:font-weight-complex="normal"/>
    </style:style>
    <style:style style:name="T19" style:family="text">
      <style:text-properties fo:font-weight="normal" officeooo:rsid="0095f6f5" fo:background-color="#ffffff" loext:char-shading-value="0" style:font-weight-asian="normal" style:font-weight-complex="normal"/>
    </style:style>
    <style:style style:name="T20" style:family="text">
      <style:text-properties fo:font-weight="normal" officeooo:rsid="00951d56" fo:background-color="#ffffff" loext:char-shading-value="0" style:font-weight-asian="normal" style:font-weight-complex="normal"/>
    </style:style>
    <style:style style:name="T21" style:family="text">
      <style:text-properties fo:font-weight="normal" officeooo:rsid="0095341f" fo:background-color="#ffffff" loext:char-shading-value="0" style:font-weight-asian="normal" style:font-weight-complex="normal"/>
    </style:style>
    <style:style style:name="T22" style:family="text">
      <style:text-properties fo:color="#ff0000" loext:opacity="100%" fo:font-weight="normal" officeooo:rsid="00970c18" fo:background-color="#dddddd" loext:char-shading-value="0" style:font-weight-asian="normal" style:font-weight-complex="normal"/>
    </style:style>
    <style:style style:name="T23" style:family="text">
      <style:text-properties fo:color="#ff0000" loext:opacity="100%" fo:font-weight="normal" officeooo:rsid="00983d02" fo:background-color="#dddddd" loext:char-shading-value="0" style:font-weight-asian="normal" style:font-weight-complex="normal"/>
    </style:style>
    <style:style style:name="T24" style:family="text">
      <style:text-properties fo:color="#ff0000" loext:opacity="100%" fo:font-weight="normal" officeooo:rsid="00983d02" style:font-weight-asian="normal" style:font-weight-complex="normal"/>
    </style:style>
    <style:style style:name="T25" style:family="text">
      <style:text-properties fo:color="#ff0000" loext:opacity="100%" fo:font-weight="normal" officeooo:rsid="00970c18" style:font-weight-asian="normal" style:font-weight-complex="normal"/>
    </style:style>
    <style:style style:name="T26" style:family="text">
      <style:text-properties fo:color="#800080" loext:opacity="100%" fo:font-weight="normal" officeooo:rsid="00970c18" fo:background-color="#dddddd" loext:char-shading-value="0" style:font-weight-asian="normal" style:font-weight-complex="normal"/>
    </style:style>
    <style:style style:name="T27" style:family="text">
      <style:text-properties fo:color="#800080" loext:opacity="100%" fo:font-weight="normal" officeooo:rsid="00983d02" fo:background-color="#dddddd" loext:char-shading-value="0" style:font-weight-asian="normal" style:font-weight-complex="normal"/>
    </style:style>
    <style:style style:name="T28" style:family="text">
      <style:text-properties fo:color="#800080" loext:opacity="100%" fo:font-weight="normal" officeooo:rsid="00983d02" style:font-weight-asian="normal" style:font-weight-complex="normal"/>
    </style:style>
    <style:style style:name="T29" style:family="text">
      <style:text-properties fo:color="#800080" loext:opacity="100%" fo:font-weight="normal" officeooo:rsid="00970c18" style:font-weight-asian="normal" style:font-weight-complex="normal"/>
    </style:style>
    <style:style style:name="T30" style:family="text">
      <style:text-properties fo:color="#000000" loext:opacity="100%" fo:font-weight="normal" officeooo:rsid="00983d02" style:font-weight-asian="normal" style:font-weight-complex="normal"/>
    </style:style>
    <style:style style:name="T31" style:family="text">
      <style:text-properties fo:color="#000000" loext:opacity="100%" fo:font-weight="normal" officeooo:rsid="00970c18" fo:background-color="#dddddd" loext:char-shading-value="0" style:font-weight-asian="normal" style:font-weight-complex="normal"/>
    </style:style>
    <style:style style:name="T32" style:family="text">
      <style:text-properties officeooo:rsid="00983d0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0731" style:font-weight-asian="bold" style:font-weight-complex="bold"/>
    </style:style>
    <style:style style:name="T35" style:family="text">
      <style:text-properties officeooo:rsid="003ba725"/>
    </style:style>
    <style:style style:name="T36" style:family="text">
      <style:text-properties officeooo:rsid="003d2c33"/>
    </style:style>
    <style:style style:name="T37" style:family="text">
      <style:text-properties officeooo:rsid="001d0731"/>
    </style:style>
    <style:style style:name="T38" style:family="text">
      <style:text-properties style:font-name="Ubuntu" officeooo:rsid="003ba725"/>
    </style:style>
    <style:style style:name="T39" style:family="text">
      <style:text-properties style:font-name="Ubuntu" officeooo:rsid="003d2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rupos</text:h>
      <text:p text:style-name="P3"><text:span text:style-name="T8">É </text:span><text:span text:style-name="T9">uma maneira de encontrar expressões na regex e reaproveita-las, ou seja, tem a função de reutilizar qualquer parte da regex, pra fazer isso basta envolver alguma parte da regex dentro de parênteses: ( <text:s/>) ← Grupo</text:span></text:p>
      <text:p text:style-name="P5"/>
      <text:p text:style-name="P3"><text:span text:style-name="T16">/</text:span><text:span text:style-name="T4">(</text:span><text:span text:style-name="T16">[</text:span><text:span text:style-name="T17">a-z]{3}</text:span><text:span text:style-name="T4">)</text:span><text:span text:style-name="T17">-\d{3}</text:span><text:span text:style-name="T16">/g </text:span><text:span text:style-name="T9"><text:s/>← </text:span><text:span text:style-name="T10">1 </text:span><text:span text:style-name="T11">G</text:span><text:span text:style-name="T10">rupo - </text:span><text:span text:style-name="T12">Grupo 1 = </text:span><text:span text:style-name="T4">(</text:span><text:span text:style-name="T16">[</text:span><text:span text:style-name="T17">a-z]{3}</text:span><text:span text:style-name="T4">)</text:span></text:p>
      <text:p text:style-name="P3"><text:span text:style-name="T16">/</text:span><text:span text:style-name="T4">(</text:span><text:span text:style-name="T16">[</text:span><text:span text:style-name="T17">a-z]{3}</text:span><text:span text:style-name="T4">)</text:span><text:span text:style-name="T17">-</text:span><text:span text:style-name="T4">(</text:span><text:span text:style-name="T17">\d{3}</text:span><text:span text:style-name="T4">)</text:span><text:span text:style-name="T17">-\w</text:span><text:span text:style-name="T16">/g </text:span><text:span text:style-name="T9"><text:s/>← </text:span><text:span text:style-name="T10">2 </text:span><text:span text:style-name="T11">G</text:span><text:span text:style-name="T10">rupos - </text:span><text:span text:style-name="T11">Grupo 1 =</text:span><text:span text:style-name="T10"> </text:span><text:span text:style-name="T4">(</text:span><text:span text:style-name="T16">[</text:span><text:span text:style-name="T17">a-z]{3}</text:span><text:span text:style-name="T4">) </text:span><text:span text:style-name="T19">, Grupo 2 = </text:span><text:span text:style-name="T4">(</text:span><text:span text:style-name="T17">\d{3}</text:span><text:span text:style-name="T4">)</text:span></text:p>
      <text:p text:style-name="P3"><text:span text:style-name="T16">/</text:span><text:span text:style-name="T4">(</text:span><text:span text:style-name="T16">[</text:span><text:span text:style-name="T17">a-z]{3}</text:span><text:span text:style-name="T4">)</text:span><text:span text:style-name="T17">-</text:span><text:span text:style-name="T4">(</text:span><text:span text:style-name="T17">\d{3}</text:span><text:span text:style-name="T4">)</text:span><text:span text:style-name="T17">-</text:span><text:span text:style-name="T4">(</text:span><text:span text:style-name="T17">\w</text:span><text:span text:style-name="T4">)</text:span><text:span text:style-name="T16">/g </text:span><text:span text:style-name="T20"><text:s/>← </text:span><text:span text:style-name="T21">3 </text:span><text:span text:style-name="T19">G</text:span><text:span text:style-name="T21">rupos – </text:span><text:span text:style-name="T19">Grupo 1 =</text:span><text:span text:style-name="T21"> </text:span><text:span text:style-name="T4">(</text:span><text:span text:style-name="T16">[</text:span><text:span text:style-name="T17">a-z]{3}</text:span><text:span text:style-name="T4">) </text:span><text:span text:style-name="T19">, Grupo 2 = </text:span><text:span text:style-name="T4">(</text:span><text:span text:style-name="T17">\d{3}</text:span><text:span text:style-name="T4">)</text:span><text:span text:style-name="T19">, Grupo 3 = </text:span><text:span text:style-name="T4">(</text:span><text:span text:style-name="T17">\w</text:span><text:span text:style-name="T4">)</text:span></text:p>
      <text:p text:style-name="P3"><text:span text:style-name="T4"/></text:p>
      <text:p text:style-name="P4"><text:span text:style-name="T8">Para aplicar o grupo em outro lugar, ou seja, para reutilizar o grupo basta </text:span><text:span text:style-name="T13">colocar </text:span><text:span text:style-name="T14">contra-</text:span><text:span text:style-name="T13">barra e </text:span><text:span text:style-name="T15">a </text:span><text:span text:style-name="T13">ordem do grupo. </text:span><text:span text:style-name="T15">Resumindo os grupos são acessados utilizando </text:span><text:span text:style-name="T14">\</text:span><text:span text:style-name="T15">ordem do grupo (esquerda pra direita):</text:span><text:span text:style-name="T18"> </text:span></text:p>
      <text:p text:style-name="P4"><text:span text:style-name="T18">/</text:span><text:span text:style-name="T22">(\d)</text:span><text:span text:style-name="T26">(\w)</text:span><text:span text:style-name="T18">/g </text:span><text:span text:style-name="T15"><text:s/>← </text:span><text:span text:style-name="T24">\</text:span><text:span text:style-name="T25">1</text:span><text:span text:style-name="T15"> </text:span><text:span text:style-name="T28">\</text:span><text:span text:style-name="T29">2 <text:s/></text:span><text:span text:style-name="T30">= <text:s/></text:span><text:span text:style-name="T31">/</text:span><text:span text:style-name="T22">(\d)</text:span><text:span text:style-name="T26">(\w)</text:span><text:span text:style-name="T23">\1</text:span><text:span text:style-name="T27">\2</text:span><text:span text:style-name="T31">/g</text:span></text:p>
      <text:p text:style-name="P6"/>
      <text:p text:style-name="P6"><text:span text:style-name="T1">/</text:span><text:span text:style-name="T5">(a)[a-z]+\1\b</text:span><text:span text:style-name="T1">/</text:span><text:span text:style-name="T3">g </text:span><text:span text:style-name="T6"><text:s/>← </text:span><text:span text:style-name="T32">Localiza palavras que começam e terminam com ‘a’ - </text:span></text:p>
      <text:p text:style-name="P6"><text:span text:style-name="T1">/</text:span><text:span text:style-name="T2">([a-z]).+\1\b</text:span><text:span text:style-name="T1">/</text:span><text:span text:style-name="T3">g </text:span><text:span text:style-name="T6"><text:s/>← </text:span><text:span text:style-name="T7">Localiza palavras que começam e terminam com a mesma letra</text:span></text:p>
      <text:p text:style-name="P7">___________________________</text:p>
      <text:p text:style-name="P2"><text:span text:style-name="T34">Caracteristica dos Grupos</text:span><text:span text:style-name="T33">: </text:span><text:span text:style-name="T38">O grupo junta expressões, fazendo tudo o que estiver dentro ser considerado uma coisa só, apenas uma entidade, onde todas as modificações </text:span><text:span text:style-name="T39">(?, +, *)</text:span><text:span text:style-name="T38"> afetam tudo dentro:</text:span></text:p>
      <text:p text:style-name="P9">Uma interrogação depois do grupo faz com que o grupo seja opcional:</text:p>
      <text:p text:style-name="P10"/>
      <text:p text:style-name="P8">Para fazer com que um grupo fique impossibilitado de ser capturado digite no começo dele: <text:span text:style-name="T1">?: </text:span><text:s/>← Non-capturing group ← <text:span text:style-name="T1">(?:\d{2}) </text:span><text:s/></text:p>
      <text:p text:style-name="P8"><text:span text:style-name="T33"/></text:p>
      <text:p text:style-name="P8"><text:span text:style-name="T33">Obs:</text:span> Com os grupos se torna possível o acesso dentro da função por meio de parametr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2:37:47.562775506</meta:creation-date>
    <dc:date>2022-12-12T12:58:13.598482153</dc:date>
    <meta:editing-duration>PT20M2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21" meta:character-count="1341" meta:non-whitespace-character-count="1119"/>
  </office:meta>
</office:document-meta>
</file>